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133d0b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0pt" style:font-size-asian="10pt" style:font-size-complex="10pt"/>
    </style:style>
    <style:style style:name="gr1" style:family="graphic">
      <style:graphic-properties svg:stroke-width="0.199cm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2.069cm" fo:min-width="3.9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2.536cm" fo:min-width="3.9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2.51cm" fo:min-width="3.9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班　教科書販売システム</text:p>
      <text:p text:style-name="Standard"/>
      <text:p text:style-name="Standard"/>
      <text:p text:style-name="P1">１．目標</text:p>
      <text:p text:style-name="Standard"/>
      <text:p text:style-name="Standard"/>
      <text:p text:style-name="Standard">　教科書販売システムとして、まずは会員側のユーザと管理者側のユーザの二つの機能に分割して設計を行う。また、会員、管理者ともに機能の分割を行う。</text:p>
      <text:p text:style-name="Standard">（★は実装優先度が低い機能）</text:p>
      <text:p text:style-name="Standard"/>
      <text:p text:style-name="Standard">●会員側のユーザは教科書販売を円滑に行えるよう、大きく4つの機能の実装を行う。</text:p>
      <text:p text:style-name="Standard">１．検索機能</text:p>
      <text:p text:style-name="Standard"><text:tab/>探したい教科書を見つける為の機能。</text:p>
      <text:p text:style-name="Standard"><text:tab/>（主要機能）</text:p>
      <text:p text:style-name="Standard"><text:tab/><text:tab/>A，文字検索機能</text:p>
      <text:p text:style-name="Standard"><text:tab/><text:tab/>B，番号検索機能</text:p>
      <text:p text:style-name="Standard"><text:tab/><text:tab/>C，金額検索機能</text:p>
      <text:p text:style-name="Standard"><text:tab/><text:tab/>D，金額ソート機能</text:p>
      <text:p text:style-name="Standard">２．お気に入り機能</text:p>
      <text:p text:style-name="Standard"><text:tab/>購入するかどうかを保留したり、気になる教科書をキープする機能。</text:p>
      <text:p text:style-name="Standard"><text:tab/>(主要機能)</text:p>
      <text:p text:style-name="Standard"><text:tab/><text:tab/>A，お気に入りの追加・削除</text:p>
      <text:p text:style-name="Standard">３．購入機能</text:p>
      <text:p text:style-name="Standard"><text:tab/>実際に教科書を管理者側から購入する機能で金額、在庫の表示を行う。</text:p>
      <text:p text:style-name="Standard"><text:tab/>（主要機能）</text:p>
      <text:p text:style-name="Standard"><text:tab/><text:tab/>A，購入機能</text:p>
      <text:p text:style-name="P2"><text:tab/><text:tab/>B，購入済みの本（SOLD　OUT状態）を購入不可能にする機能（★）</text:p>
      <text:p text:style-name="Standard">４．買取機能</text:p>
      <text:p text:style-name="Standard"><text:tab/>実際に教科書を他のユーザに売却する機能（出品機能）。</text:p>
      <text:p text:style-name="Standard"><text:tab/>出品したい教科書を登録し、他のユーザに買い取ってもらう機能。</text:p>
      <text:p text:style-name="Standard"><text:tab/>（主要機能）</text:p>
      <text:p text:style-name="Standard"><text:tab/><text:tab/>A，教科書を登録する機能（出品行為）</text:p>
      <text:p text:style-name="Standard"><text:tab/><text:tab/>B，教科書の情報を変更する機能（金額、状態変更）</text:p>
      <text:p text:style-name="Standard">５．履歴機能</text:p>
      <text:p text:style-name="Standard"><text:tab/>（主要機能）</text:p>
      <text:p text:style-name="Standard"><text:tab/><text:tab/>A，購入した本の履歴を見る機能</text:p>
      <text:p text:style-name="P2"><text:tab/><text:tab/>B，アクセスした本の履歴を見る機能（★）</text:p>
      <text:p text:style-name="P2"/>
      <text:p text:style-name="P2">６．会員登録、退会機能</text:p>
      <text:p text:style-name="P2"><text:tab/>（主要機能）</text:p>
      <text:p text:style-name="P2"><text:tab/><text:tab/>A，会員登録を行う機能（新しくユーザID、パスワードを登録する）</text:p>
      <text:p text:style-name="P2"><text:tab/><text:tab/>B，ログインを行う機能</text:p>
      <text:p text:style-name="P2"><text:tab/><text:tab/>C，退会を行う機能（退会したユーザのID、パスワードの削除を行う）</text:p>
      <text:p text:style-name="Standard"><text:soft-page-break/>●管理者側</text:p>
      <text:p text:style-name="Standard">管理者側の機能は</text:p>
      <text:p text:style-name="P2">１．検索機能</text:p>
      <text:p text:style-name="P2"><text:tab/>探したい教科書を見つける為の機能。</text:p>
      <text:p text:style-name="P2"><text:tab/>（主要機能）</text:p>
      <text:p text:style-name="P2"><text:tab/><text:tab/>A，文字検索機能</text:p>
      <text:p text:style-name="P2"><text:tab/><text:tab/>B，番号検索機能</text:p>
      <text:p text:style-name="P2"><text:tab/><text:tab/>C，金額検索機能</text:p>
      <text:p text:style-name="P2"><text:tab/><text:tab/>D，金額ソート機能</text:p>
      <text:p text:style-name="Standard"/>
      <text:p text:style-name="Standard">２．本の情報を変更する機能</text:p>
      <text:p text:style-name="Standard"><text:tab/>本の在庫や金額等の編集を行える。</text:p>
      <text:p text:style-name="Standard"><text:tab/><text:tab/>A，本の金額を変更する機能</text:p>
      <text:p text:style-name="Standard"><text:tab/><text:tab/>B，本の削除（出品停止）を行える機能</text:p>
      <text:p text:style-name="Standard"/>
      <text:p text:style-name="P2">３．履歴機能</text:p>
      <text:p text:style-name="P2"><text:tab/>（主要機能）</text:p>
      <text:p text:style-name="P2"><text:tab/><text:tab/>A，購入した本の履歴を見る機能</text:p>
      <text:p text:style-name="P2"><text:tab/><text:tab/>B，アクセスした本の履歴を見る機能（★）</text:p>
      <text:p text:style-name="P2"/>
      <text:p text:style-name="P2">４．会員情報を変更する機能</text:p>
      <text:p text:style-name="P2"><text:tab/>（主要機能）</text:p>
      <text:p text:style-name="P2"><text:tab/><text:tab/>A，ユーザ情報の編集が行える機能</text:p>
      <text:p text:style-name="P2"><text:tab/><text:tab/>B，ユーザの検索を行う機能</text:p>
      <text:p text:style-name="P2"><text:tab/><text:tab/>C，ユーザの削除を行う機能</text:p>
      <text:p text:style-name="P2"/>
      <text:p text:style-name="P2"/>
      <text:p text:style-name="P2">５．ログイン機能</text:p>
      <text:p text:style-name="P2"><text:tab/>（主要機能）</text:p>
      <text:p text:style-name="P2"><text:tab/><text:tab/>A，ログイン機能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Standard"/>
      <text:p text:style-name="Standard"/>
      <text:p text:style-name="P1">２．プロジェクト体制</text:p>
      <text:p text:style-name="Standard"/>
      <text:p text:style-name="Standard">プロジェクトリーダー　　　　　　　　　　　　　　豊住　航暉</text:p>
      <text:p text:style-name="Standard">テクニカルリーダー　　　　　　　　　　　　　　　新井　大己</text:p>
      <text:p text:style-name="Standard">テストリーダー　　　　　　　　　　　　　　　　　金澤　浩亮</text:p>
      <text:p text:style-name="Standard"><draw:custom-shape text:anchor-type="paragraph" draw:z-index="0" draw:name="シェイプ 4" draw:style-name="gr4" draw:text-style-name="P5" svg:width="3.97cm" svg:height="2.511cm" svg:x="0.665cm" svg:y="6.04cm"><text:p text:style-name="P4"><text:span text:style-name="T1">川瀬</text:span></text:p><text:p text:style-name="P4"><text:span text:style-name="T2">DB</text:span><text:span text:style-name="T2">リーダー兼</text:span></text:p><text:p text:style-name="P4"><text:span text:style-name="T2">ドキュメントリーダー</text:span></text:p><draw:enhanced-geometry svg:viewBox="0 0 21600 21600" draw:type="rectangle" draw:enhanced-path="M 0 0 L 21600 0 21600 21600 0 21600 0 0 Z N"/></draw:custom-shape><draw:custom-shape text:anchor-type="paragraph" draw:z-index="1" draw:name="シェイプ 7" draw:style-name="gr3" draw:text-style-name="P5" svg:width="3.97cm" svg:height="2.537cm" svg:x="11.636cm" svg:y="6.04cm"><text:p text:style-name="P4"><text:span text:style-name="T1">新井</text:span></text:p><text:p text:style-name="P4"><text:span text:style-name="T2">テクニカルリーダー</text:span></text:p><draw:enhanced-geometry svg:viewBox="0 0 21600 21600" draw:type="rectangle" draw:enhanced-path="M 0 0 L 21600 0 21600 21600 0 21600 0 0 Z N"/></draw:custom-shape><draw:custom-shape text:anchor-type="paragraph" draw:z-index="2" draw:name="シェイプ 6" draw:style-name="gr3" draw:text-style-name="P5" svg:width="3.97cm" svg:height="2.537cm" svg:x="6.108cm" svg:y="6.04cm"><text:p text:style-name="P4"><text:span text:style-name="T1">金澤</text:span></text:p><text:p text:style-name="P4"><text:span text:style-name="T2">テストリーダー</text:span></text:p><draw:enhanced-geometry svg:viewBox="0 0 21600 21600" draw:type="rectangle" draw:enhanced-path="M 0 0 L 21600 0 21600 21600 0 21600 0 0 Z N"/></draw:custom-shape><draw:custom-shape text:anchor-type="paragraph" draw:z-index="3" draw:name="シェイプ 1" draw:style-name="gr2" draw:text-style-name="P5" svg:width="3.97cm" svg:height="2.07cm" svg:x="6.108cm" svg:y="2.477cm"><text:p text:style-name="P4"><text:span text:style-name="T1">豊住</text:span></text:p><text:p text:style-name="P4"><text:span text:style-name="T2">プロジェクトリーダー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4" draw:name="垂直線 1" draw:style-name="gr1" draw:text-style-name="P4" svg:x1="8.059cm" svg:y1="4.546cm" svg:x2="8.059cm" svg:y2="6.04cm"><text:p/></draw:line><draw:line text:anchor-type="paragraph" draw:z-index="5" draw:name="垂直線 2" draw:style-name="gr1" draw:text-style-name="P4" svg:x1="13.656cm" svg:y1="5.276cm" svg:x2="13.656cm" svg:y2="6.04cm"><text:p/></draw:line><draw:line text:anchor-type="paragraph" draw:z-index="6" draw:name="垂直線 3" draw:style-name="gr1" draw:text-style-name="P4" svg:x1="2.727cm" svg:y1="5.276cm" svg:x2="2.727cm" svg:y2="6.04cm"><text:p/></draw:line><draw:line text:anchor-type="paragraph" draw:z-index="7" draw:name="水平線 1" draw:style-name="gr1" draw:text-style-name="P3" svg:x1="2.631cm" svg:y1="5.276cm" svg:x2="13.742cm" svg:y2="5.276cm"><text:p/></draw:line>DBリーダー・ドキュメントリーダー兼任　　　　　川瀬　有稀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09:34:20.812000000</meta:creation-date>
    <dc:date>2022-05-17T11:46:43.590000000</dc:date>
    <meta:editing-duration>PT8M30S</meta:editing-duration>
    <meta:editing-cycles>1</meta:editing-cycles>
    <meta:document-statistic meta:table-count="0" meta:image-count="0" meta:object-count="0" meta:page-count="3" meta:paragraph-count="66" meta:word-count="920" meta:character-count="1055" meta:non-whitespace-character-count="928"/>
    <meta:generator>LibreOffice/7.2.5.2$Windows_X86_64 LibreOffice_project/499f9727c189e6ef3471021d6132d4c694f357e5</meta:generator>
  </office:meta>
</office:document-meta>
</file>